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A00000008D43073B3026404812.jpg" manifest:media-type="image/jpeg"/>
  <manifest:file-entry manifest:full-path="Pictures/100000000000019000000190AAF71E1329DA3D97.jpg" manifest:media-type="image/jpeg"/>
  <manifest:file-entry manifest:full-path="Pictures/10000201000000580000001F643C66CD5C236AAC.png" manifest:media-type="image/png"/>
  <manifest:file-entry manifest:full-path="Pictures/10000000000000210000016E1D24D3094D38425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 fo:font-size="60pt" fo:language="es" fo:country="ES" style:font-name-asian="WenQuanYi Micro Hei" style:font-size-asian="60pt" style:font-name-complex="WenQuanYi Micro Hei" style:font-size-complex="60pt"/>
    </style:style>
    <style:style style:name="T8"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26pt" style:font-size-asian="26pt" style:font-size-complex="26pt"/>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28pt" fo:font-style="normal" style:font-size-asian="28pt" style:font-style-asian="normal" style:font-size-complex="28pt" style:font-style-complex="normal"/>
    </style:style>
    <style:style style:name="T14" style:family="text">
      <style:text-properties fo:font-size="32pt" fo:font-style="normal" style:font-size-asian="32pt" style:font-style-asian="normal" style:font-size-complex="32pt" style:font-style-complex="normal"/>
    </style:style>
    <style:style style:name="T15" style:family="text">
      <style:text-properties fo:font-size="28pt" fo:font-style="normal" fo:font-weight="bold" style:font-size-asian="28pt" style:font-style-asian="normal" style:font-weight-asian="bold" style:font-size-complex="28pt" style:font-style-complex="normal" style:font-weight-complex="bold"/>
    </style:style>
    <style:style style:name="T16" style:family="text">
      <style:text-properties fo:font-size="26pt" fo:font-style="normal" style:font-size-asian="26pt" style:font-style-asian="normal" style:font-size-complex="26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el equipo acuerde como “hecho”</text:span></text:p>
                  </text:list-item>
                </text:list>
              </text:list-item>
            </text:list>
          </draw:text-box>
        </draw:frame>
        <presentation:notes draw:style-name="dp2" presentation:use-date-time-name="dtd1">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presentation:notes draw:style-name="dp2" presentation:use-date-time-name="dtd1">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ec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común que el interés y el entusiasmo disminuyan conforme tenemos que esperar más una gratificación</text:span></text:p>
                    <text:list>
                      <text:list-item>
                        <text:p><text:span text:style-name="T11">Sin progreso visible y sin ver el final cerca, la gente pierde interés</text:span></text:p>
                      </text:list-item>
                    </text:list>
                  </text:list-item>
                  <text:list-item>
                    <text:p><text:span text:style-name="T5">Los sprints cortos permiten entregar cosas que funcionan frecuentemente</text:span></text:p>
                    <text:list>
                      <text:list-item>
                        <text:p><text:span text:style-name="T11">Esto es gratificante y por tanto mantiene más alto el interés del equipo</text:span></text:p>
                      </text:list-item>
                    </text:list>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text:span></text:p>
                    <text:list>
                      <text:list-item>
                        <text:p><text:span text:style-name="T11">Más oportunidades de inspeccionar y adaptarse a un entorno complejo</text:span></text:p>
                      </text:list-item>
                    </text:list>
                  </text:list-item>
                  <text:list-item>
                    <text:p><text:span text:style-name="T5">La revisión del sprint permite a todos basar decisiones en hechos (características completadas durante el sprint)</text:span></text:p>
                  </text:list-item>
                </text:list>
              </text:list-item>
            </text:list>
          </draw:text-box>
        </draw:frame>
        <presentation:notes draw:style-name="dp2" presentation:use-date-time-name="dtd1">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2">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2">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nivelar la intensidad del trabajo (en un proyecto tradicional, el trabajo es más intenso más cerca del final)</text:span></text:p>
                  </text:list-item>
                  <text:list-item>
                    <text:p><text:span text:style-name="T5">Facilita la agenda: es más fácil organizar reuniones cuando sabemos las fechas de las próximas N con anticipación</text:span></text:p>
                  </text:list-item>
                  <text:list-item>
                    <text:p><text:span text:style-name="T5">Facilita coordinar a varios equipos en el mismo proyecto</text:span></text:p>
                  </text:list-item>
                </text:list>
              </text:list-item>
            </text:list>
          </draw:text-box>
        </draw:frame>
        <presentation:notes draw:style-name="dp2" presentation:use-date-time-name="dtd1">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La duración consistente facilita la planificación</text:span></text:p>
                <text:list>
                  <text:list-item>
                    <text:p><text:span text:style-name="T5">Podemos estimar bastante bien la cantidad de trabajo que un equipo puede terminar en un sprint (</text:span><text:span text:style-name="T6">velocity</text:span><text:span text:style-name="T5">)</text:span></text:p>
                    <text:list>
                      <text:list-item>
                        <text:p><text:span text:style-name="T11">Con sprints de duración variable se complica esta estimación</text:span></text:p>
                      </text:list-item>
                    </text:list>
                  </text:list-item>
                  <text:list-item>
                    <text:p><text:span text:style-name="T5">Si tenemos una fecha de lanzamiento/entrega predefinida, sabemos fácilmente cuántos sprints tendremos hasta esa fecha</text:span></text:p>
                  </text:list-item>
                </text:list>
              </text:list-item>
            </text:list>
          </draw:text-box>
        </draw:frame>
        <presentation:notes draw:style-name="dp2" presentation:use-date-time-name="dtd1">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scribe el propósito y valor del sprint</text:span></text:p>
              </text:list-item>
              <text:list-item>
                <text:p><text:span text:style-name="T4">Normalmente es algo claro y único. Ejemplos:</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ero también 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decidir el objetivo del sprint</text:span></text:p>
                <text:list>
                  <text:list-item>
                    <text:p><text:span text:style-name="T5">Este objetivo se usa para elegir las entradas de la pila del producto que se pueden completar en el sprint</text:span></text:p>
                    <text:list>
                      <text:list-item>
                        <text:p><text:span text:style-name="T11">A su vez estas entradas permiten refinar el objetivo del sprint</text:span></text:p>
                      </text:list-item>
                    </text:list>
                  </text:list-item>
                </text:list>
              </text:list-item>
              <text:list-item>
                <text:p><text:span text:style-name="T4">El objetivo del sprint es un </text:span><text:span text:style-name="T12">compromiso</text:span><text:span text:style-name="T4"> entre el equipo de desarrollo y el dueño del producto</text:span></text:p>
                <text:list>
                  <text:list-item>
                    <text:p><text:span text:style-name="T5">El equipo cumplirá el objetivo y el dueño no lo cambiará durante el sprint</text:span></text:p>
                  </text:list-item>
                </text:list>
              </text:list-item>
            </text:list>
          </draw:text-box>
        </draw:frame>
        <presentation:notes draw:style-name="dp2" presentation:use-date-time-name="dtd1">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Normalmente requiere tirar algo que ya se había empezado a hacer</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diseñado/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por tanto no se puede hacer la revisión con el cliente </text:span></text:p>
                  </text:list-item>
                  <text:list-item>
                    <text:p><text:span text:style-name="T5">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text:span></text:p>
                <text:list>
                  <text:list-item>
                    <text:p><text:span text:style-name="T5">Es un último recurso</text:span></text:p>
                  </text:list-item>
                </text:list>
              </text:list-item>
            </text:list>
          </draw:text-box>
        </draw:frame>
        <presentation:notes draw:style-name="dp2" presentation:use-date-time-name="dtd1">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Mantener la duración original, alterando las fechas de inicio y fin</text:span></text:p>
                  </text:list-item>
                  <text:list-item>
                    <text:p><text:span text:style-name="T5">Acortar el siguiente sprint para terminar en la fecha prevista del terminado anormalmente</text:span></text:p>
                  </text:list-item>
                  <text:list-item>
                    <text:p><text:span text:style-name="T5">Alargar el siguiente sprint para incluir lo que falte del terminado anormalmente y el siguiente</text:span></text:p>
                  </text:list-item>
                </text:list>
              </text:list-item>
            </text:list>
          </draw:text-box>
        </draw:frame>
        <presentation:notes draw:style-name="dp2" presentation:use-date-time-name="dtd1">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draw:custom-shape draw:style-name="gr8"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 no hay nada sustancial que no se haya tenido en cuenta</text:span></text:p>
              </text:list-item>
              <text:list-item>
                <text:p><text:span text:style-name="T4">El equipo Scrum tiene que acordar que significa para ellos hecho</text:span></text:p>
              </text:list-item>
            </text:list>
          </draw:text-box>
        </draw:frame>
        <presentation:notes draw:style-name="dp2" presentation:use-date-time-name="dtd1">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
                      <text:list-item>
                        <text:p><text:span text:style-name="T11">Por ejemplo podemos requerir que se pase un test de carga/estrés de 2 semanas cuando trabajamos con sprints de 1</text:span></text:p>
                      </text:list-item>
                    </text:list>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A veces hay que alterar temporalmente algún aspecto de la definición de hecho</text:span></text:p>
                <text:list>
                  <text:list-item>
                    <text:p><text:span text:style-name="T5">Por ejemplo, si hecho implica “probado en un dispositivo real” que aún no ha llegado, se puede cambiar temporalmente a “probado en el emulador”</text:span></text:p>
                  </text:list-item>
                </text:list>
              </text:list-item>
            </text:list>
          </draw:text-box>
        </draw:frame>
        <presentation:notes draw:style-name="dp2" presentation:use-date-time-name="dtd1">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3">Que se comprueban en tests de aceptación</text:span></text:p>
                  </text:list-item>
                  <text:list-item>
                    <text:p><text:span text:style-name="T13">Estos tests pueden planificarse como tareas dentro del sprint en el que esa entrada se lleva a cabo</text:span></text:p>
                  </text:list-item>
                </text:list>
              </text:list-item>
              <text:list-item>
                <text:p><text:span text:style-name="T14">Los criterios de aceptación son adicionales a la definición de hecho </text:span></text:p>
                <text:list>
                  <text:list-item>
                    <text:p><text:span text:style-name="T13">Una entrada de la pila del producto tiene que pasar sus criterios de aceptación </text:span><text:span text:style-name="T15">y</text:span><text:span text:style-name="T13"> la definición de hecho para estar completa/aceptada</text:span></text:p>
                    <text:list>
                      <text:list-item>
                        <text:p><text:span text:style-name="T16">Frente a estar “simplemente” hecha</text:span></text:p>
                      </text:list-item>
                    </text:list>
                  </text:list-item>
                  <text:list-item>
                    <text:p><text:span text:style-name="T13">Muchos equipos incluyen como una entrada más de la definición de hecho “criterios de aceptación pasados”</text:span></text:p>
                    <text:list>
                      <text:list-item>
                        <text:p><text:span text:style-name="T16">En ese caso toda entrada de la pila hecha también estará completa/aceptada</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fill-image draw:name="background" xlink:href="Pictures/100000000000019000000190AAF71E1329DA3D97.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style:paragraph-properties fo:margin-left="0cm" fo:margin-right="0cm" fo:text-align="center" fo:text-indent="0cm" style:punctuation-wrap="hanging" style:line-break="strict"/>
    </style:style>
    <style:style style:name="MP1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color="#ffffff" fo:font-size="12pt" fo:language="es" fo:country="ES" style:font-size-asian="12pt" style:font-size-complex="12pt"/>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1D24D3094D384256.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5.8cm" svg:height="1.288cm" svg:x="0.11cm" svg:y="17.699cm">
        <text:list text:style-name="ML2">
          <text:list-header>
            <text:p text:style-name="MP6"><text:span text:style-name="MT2">Salvo que se indique lo contrario, este trabajo es © 2015 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643C66CD5C236AAC.png" xlink:type="simple" xlink:show="embed" xlink:actuate="onLoad">
          <text:p/>
        </draw:image>
      </draw:frame>
      <draw:frame draw:style-name="Mgr3" draw:text-style-name="MP5" draw:layer="backgroundobjects" svg:width="4.803cm" svg:height="1.636cm" svg:x="20.232cm" svg:y="16.779cm">
        <draw:image xlink:href="Pictures/10000000000001A00000008D43073B3026404812.jpg" xlink:type="simple" xlink:show="embed" xlink:actuate="onLoad">
          <text:p/>
        </draw:image>
      </draw:frame>
      <draw:custom-shape draw:style-name="Mgr6" draw:text-style-name="MP11" draw:layer="backgroundobjects" svg:width="5.138cm" svg:height="0.798cm" svg:x="20.232cm" svg:y="18.13cm">
        <text:list text:style-name="ML2">
          <text:list-header>
            <text:p text:style-name="MP10"><text:span text:style-name="MT5"><text:page-number>&lt;número&gt;</text:page-number></text:span></text:p>
          </text:list-header>
        </text:list>
        <draw:enhanced-geometry svg:viewBox="0 0 21600 21600" draw:type="mso-spt202" draw:enhanced-path="M 0 0 L 21600 0 21600 21600 0 21600 0 0 Z N"/>
      </draw:custom-shap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creation-date>2018-09-20T11:56:32.600710437</meta:creation-date>
    <meta:editing-cycles>2</meta:editing-cycles>
    <meta:editing-duration>PT7S</meta:editing-duration>
    <meta:generator>LibreOffice/6.0.3.2$Linux_X86_64 LibreOffice_project/00m0$Build-2</meta:generator>
    <dc:date>2018-09-20T11:56:33.612254183</dc:date>
    <meta:document-statistic meta:object-count="160"/>
  </office:meta>
</office:document-meta>
</file>